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.546cm"/>
    </style:style>
    <style:style style:name="co2" style:family="table-column">
      <style:table-column-properties fo:break-before="auto" style:column-width="6.5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81d41a"/>
    </style:style>
    <style:style style:name="ce1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none" fo:background-color="#81d41a" fo:border-left="none" fo:border-right="0.74pt solid #000000" fo:border-top="none"/>
    </style:style>
    <style:style style:name="ce8" style:family="table-cell" style:parent-style-name="Default">
      <style:table-cell-properties fo:border-bottom="none" fo:background-color="#ffbf00" fo:border-left="none" fo:border-right="0.74pt solid #000000" fo:border-top="none"/>
    </style:style>
    <style:style style:name="ce9" style:family="table-cell" style:parent-style-name="Default">
      <style:table-cell-properties fo:border-bottom="0.74pt solid #000000" fo:background-color="#ff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Sonarr API</text:p>
          </table:table-cell>
          <table:table-cell office:value-type="string" calcext:value-type="string">
            <text:p>Radarr API</text:p>
          </table:table-cell>
          <table:table-cell table:style-name="Default" office:value-type="string" calcext:value-type="string">
            <text:p>Shared</text:p>
          </table:table-cell>
          <table:table-cell/>
          <table:table-cell table:style-name="ce3" office:value-type="string" calcext:value-type="string">
            <text:p>Key</text:p>
          </table:table-cell>
          <table:table-cell table:style-name="ce6"/>
          <table:table-cell/>
        </table:table-row>
        <table:table-row table:style-name="ro1">
          <table:table-cell table:style-name="ce1" office:value-type="string" calcext:value-type="string">
            <text:p>/api/v3/calendar/{id}</text:p>
          </table:table-cell>
          <table:table-cell table:style-name="ce1" office:value-type="string" calcext:value-type="string">
            <text:p>/api/v3/alttitle</text:p>
          </table:table-cell>
          <table:table-cell table:style-name="ce10" office:value-type="string" calcext:value-type="string">
            <text:p>/api</text:p>
          </table:table-cell>
          <table:table-cell/>
          <table:table-cell table:style-name="ce4" office:value-type="string" calcext:value-type="string">
            <text:p>Done</text:p>
          </table:table-cell>
          <table:table-cell table:style-name="ce7"/>
          <table:table-cell table:formula="of:=COUNTCELLSBYCOLOR([.A1:.C200]; [.F2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/api/v3/wanted/cutoff/{id}</text:p>
          </table:table-cell>
          <table:table-cell table:style-name="ce1" office:value-type="string" calcext:value-type="string">
            <text:p>/api/v3/alttitle/{id}</text:p>
          </table:table-cell>
          <table:table-cell table:style-name="ce10" office:value-type="string" calcext:value-type="string">
            <text:p>/api/v3/autotagging</text:p>
          </table:table-cell>
          <table:table-cell/>
          <table:table-cell table:style-name="ce4" office:value-type="string" calcext:value-type="string">
            <text:p>In Progress</text:p>
          </table:table-cell>
          <table:table-cell table:style-name="ce8"/>
          <table:table-cell table:formula="of:=COUNTCELLSBYCOLOR([.A1:.C100]; [.F3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/api/v3/episode</text:p>
          </table:table-cell>
          <table:table-cell table:style-name="ce1" office:value-type="string" calcext:value-type="string">
            <text:p>/api/v3/blocklist/movie</text:p>
          </table:table-cell>
          <table:table-cell table:style-name="ce10" office:value-type="string" calcext:value-type="string">
            <text:p>/api/v3/autotagging/{id}</text:p>
          </table:table-cell>
          <table:table-cell/>
          <table:table-cell table:style-name="ce5" office:value-type="string" calcext:value-type="string">
            <text:p>Not Started</text:p>
          </table:table-cell>
          <table:table-cell table:style-name="ce9"/>
          <table:table-cell table:formula="of:=COUNTCELLSBYCOLOR([.A1:.C129]; [.F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/api/v3/episode/{id}</text:p>
          </table:table-cell>
          <table:table-cell table:style-name="ce1" office:value-type="string" calcext:value-type="string">
            <text:p>/api/v3/collection</text:p>
          </table:table-cell>
          <table:table-cell table:style-name="ce10" office:value-type="string" calcext:value-type="string">
            <text:p>/api/v3/autotagging/schem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/monitor</text:p>
          </table:table-cell>
          <table:table-cell table:style-name="ce1" office:value-type="string" calcext:value-type="string">
            <text:p>/api/v3/collection/{id}</text:p>
          </table:table-cell>
          <table:table-cell table:style-name="ce12" office:value-type="string" calcext:value-type="string">
            <text:p>/api/v3/system/backup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file</text:p>
          </table:table-cell>
          <table:table-cell table:style-name="ce1" office:value-type="string" calcext:value-type="string">
            <text:p>/api/v3/credit</text:p>
          </table:table-cell>
          <table:table-cell table:style-name="ce12" office:value-type="string" calcext:value-type="string">
            <text:p>/api/v3/system/backup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file/{id}</text:p>
          </table:table-cell>
          <table:table-cell table:style-name="ce1" office:value-type="string" calcext:value-type="string">
            <text:p>/api/v3/credit/{id}</text:p>
          </table:table-cell>
          <table:table-cell table:style-name="ce12" office:value-type="string" calcext:value-type="string">
            <text:p>/api/v3/system/backup/restore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file/editor</text:p>
          </table:table-cell>
          <table:table-cell table:style-name="ce1" office:value-type="string" calcext:value-type="string">
            <text:p>/api/v3/extrafile</text:p>
          </table:table-cell>
          <table:table-cell table:style-name="ce12" office:value-type="string" calcext:value-type="string">
            <text:p>/api/v3/system/backup/restore/uploa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episodefile/bulk</text:p>
          </table:table-cell>
          <table:table-cell table:style-name="ce1" office:value-type="string" calcext:value-type="string">
            <text:p>/api/v3/history/movie</text:p>
          </table:table-cell>
          <table:table-cell office:value-type="string" calcext:value-type="string">
            <text:p>/api/v3/blocklis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history/series</text:p>
          </table:table-cell>
          <table:table-cell table:style-name="ce1" office:value-type="string" calcext:value-type="string">
            <text:p>/api/v3/exclusions</text:p>
          </table:table-cell>
          <table:table-cell office:value-type="string" calcext:value-type="string">
            <text:p>/api/v3/blocklist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importlistexclusion</text:p>
          </table:table-cell>
          <table:table-cell table:style-name="ce1" office:value-type="string" calcext:value-type="string">
            <text:p>/api/v3/exclusions/paged</text:p>
          </table:table-cell>
          <table:table-cell office:value-type="string" calcext:value-type="string">
            <text:p>/api/v3/blocklist/bulk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importlistexclusion/paged</text:p>
          </table:table-cell>
          <table:table-cell table:style-name="ce1" office:value-type="string" calcext:value-type="string">
            <text:p>/api/v3/exclusions/{id}</text:p>
          </table:table-cell>
          <table:table-cell office:value-type="string" calcext:value-type="string">
            <text:p>/api/v3/calenda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importlistexclusion/{id}</text:p>
          </table:table-cell>
          <table:table-cell table:style-name="ce1" office:value-type="string" calcext:value-type="string">
            <text:p>/api/v3/exclusions/bulk</text:p>
          </table:table-cell>
          <table:table-cell office:value-type="string" calcext:value-type="string">
            <text:p>/api/v3/comman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importlistexclusion/bulk</text:p>
          </table:table-cell>
          <table:table-cell table:style-name="ce1" office:value-type="string" calcext:value-type="string">
            <text:p>/api/v3/importlist/movie</text:p>
          </table:table-cell>
          <table:table-cell office:value-type="string" calcext:value-type="string">
            <text:p>/api/v3/command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languageprofile</text:p>
          </table:table-cell>
          <table:table-cell table:style-name="ce1" office:value-type="string" calcext:value-type="string">
            <text:p>/api/v3/mediacover/{movieId}/{filename}</text:p>
          </table:table-cell>
          <table:table-cell office:value-type="string" calcext:value-type="string">
            <text:p>/api/v3/customfilter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languageprofile/{id}</text:p>
          </table:table-cell>
          <table:table-cell table:style-name="ce1" office:value-type="string" calcext:value-type="string">
            <text:p>/api/v3/config/metadata</text:p>
          </table:table-cell>
          <table:table-cell office:value-type="string" calcext:value-type="string">
            <text:p>/api/v3/customfilter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languageprofile/schema</text:p>
          </table:table-cell>
          <table:table-cell table:style-name="ce1" office:value-type="string" calcext:value-type="string">
            <text:p>/api/v3/config/metadata/{id}</text:p>
          </table:table-cell>
          <table:table-cell office:value-type="string" calcext:value-type="string">
            <text:p>/api/v3/customforma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localization/{id}</text:p>
          </table:table-cell>
          <table:table-cell table:style-name="ce1" office:value-type="string" calcext:value-type="string">
            <text:p>/api/v3/movie</text:p>
          </table:table-cell>
          <table:table-cell office:value-type="string" calcext:value-type="string">
            <text:p>/api/v3/customformat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mediacover/{seriesId}/{filename}</text:p>
          </table:table-cell>
          <table:table-cell table:style-name="ce1" office:value-type="string" calcext:value-type="string">
            <text:p>/api/v3/movie/{id}</text:p>
          </table:table-cell>
          <table:table-cell office:value-type="string" calcext:value-type="string">
            <text:p>/api/v3/customformat/bulk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wanted/missing/{id}</text:p>
          </table:table-cell>
          <table:table-cell table:style-name="ce1" office:value-type="string" calcext:value-type="string">
            <text:p>/api/v3/movie/editor</text:p>
          </table:table-cell>
          <table:table-cell office:value-type="string" calcext:value-type="string">
            <text:p>/api/v3/customformat/schem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asonpass</text:p>
          </table:table-cell>
          <table:table-cell table:style-name="ce1" office:value-type="string" calcext:value-type="string">
            <text:p>/api/v3/moviefile</text:p>
          </table:table-cell>
          <table:table-cell office:value-type="string" calcext:value-type="string">
            <text:p>/api/v3/wanted/cutoff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</text:p>
          </table:table-cell>
          <table:table-cell table:style-name="ce1" office:value-type="string" calcext:value-type="string">
            <text:p>/api/v3/moviefile/{id}</text:p>
          </table:table-cell>
          <table:table-cell office:value-type="string" calcext:value-type="string">
            <text:p>/api/v3/delayprofil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{id}</text:p>
          </table:table-cell>
          <table:table-cell table:style-name="ce1" office:value-type="string" calcext:value-type="string">
            <text:p>/api/v3/moviefile/editor</text:p>
          </table:table-cell>
          <table:table-cell office:value-type="string" calcext:value-type="string">
            <text:p>/api/v3/delayprofile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editor</text:p>
          </table:table-cell>
          <table:table-cell table:style-name="ce1" office:value-type="string" calcext:value-type="string">
            <text:p>/api/v3/moviefile/bulk</text:p>
          </table:table-cell>
          <table:table-cell office:value-type="string" calcext:value-type="string">
            <text:p>/api/v3/delayprofile/reorder/{id}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{id}/folder</text:p>
          </table:table-cell>
          <table:table-cell table:style-name="ce1" office:value-type="string" calcext:value-type="string">
            <text:p>/api/v3/movie/{id}/folder</text:p>
          </table:table-cell>
          <table:table-cell table:style-name="ce10" office:value-type="string" calcext:value-type="string">
            <text:p>/api/v3/diskspac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import</text:p>
          </table:table-cell>
          <table:table-cell table:style-name="ce1" office:value-type="string" calcext:value-type="string">
            <text:p>/api/v3/movie/import</text:p>
          </table:table-cell>
          <table:table-cell office:value-type="string" calcext:value-type="string">
            <text:p>/api/v3/downloadclien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/api/v3/series/lookup</text:p>
          </table:table-cell>
          <table:table-cell table:style-name="ce1" office:value-type="string" calcext:value-type="string">
            <text:p>/api/v3/movie/lookup/tmdb</text:p>
          </table:table-cell>
          <table:table-cell office:value-type="string" calcext:value-type="string">
            <text:p>/api/v3/downloadclient/{id}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/api/v3/movie/lookup/imdb</text:p>
          </table:table-cell>
          <table:table-cell office:value-type="string" calcext:value-type="string">
            <text:p>/api/v3/downloadclient/bulk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/api/v3/movie/lookup</text:p>
          </table:table-cell>
          <table:table-cell office:value-type="string" calcext:value-type="string">
            <text:p>/api/v3/downloadclient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downloadclient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downloadclient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downloadclient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downloadcli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downloadclien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filesyste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filesystem/typ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filesystem/mediafil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healt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histo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history/si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history/failed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ho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hos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bul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mportlist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mportli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mportlist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indexe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indexer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indexer/bul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indexer/schem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indexer/te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indexer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>
            <text:p>/api/v3/indexer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ndex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indexer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indexerfla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angua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anguage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caliz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calization/langua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/fi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/file/{file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anualimpor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mediamanagem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mediamanagement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metadata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wanted/miss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nam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naming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naming/exampl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te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test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notification/action/{name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par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definition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defini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definition/upd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definition/limit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profi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profile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alityprofile/schem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eue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eue/bul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eue/grab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eue/grab/bul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eue/detail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queue/stat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leas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leaseprofi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leaseprofile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lease/pus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motepathmapp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motepathmapping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enam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ootfold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rootfolder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system/statu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system/route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system/routes/duplica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system/shutdow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system/restar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ta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tag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tag/detai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tag/detail/{id}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system/tas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/api/v3/system/task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ui/{id}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config/u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upd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/file/upda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/api/v3/log/file/update/{filename}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6">0000/00/00</text:date>, <text:time style:data-style-name="N2" text:time-value="11:46:22.1988192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5T22:37:23.839439638</meta:creation-date>
    <dc:date>2025-07-26T11:51:57.766293762</dc:date>
    <meta:editing-duration>PT4H11M26S</meta:editing-duration>
    <meta:editing-cycles>17</meta:editing-cycles>
    <meta:generator>LibreOffice/25.2.4.3$Linux_X86_64 LibreOffice_project/33e196637044ead23f5c3226cde09b47731f7e27</meta:generator>
    <meta:document-statistic meta:table-count="1" meta:cell-count="194" meta:object-count="0"/>
  </office:meta>
</office:document-meta>
</file>